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62594"/>
    </style:style>
    <style:style style:name="P2" style:family="paragraph" style:parent-style-name="Standard">
      <style:paragraph-properties fo:text-align="start" style:justify-single-word="false"/>
      <style:text-properties officeooo:rsid="00162594" officeooo:paragraph-rsid="00162594"/>
    </style:style>
    <style:style style:name="P3" style:family="paragraph" style:parent-style-name="Standard">
      <style:paragraph-properties fo:text-align="start" style:justify-single-word="false"/>
      <style:text-properties officeooo:rsid="00168470" officeooo:paragraph-rsid="00168470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7db02" officeooo:paragraph-rsid="0017db02"/>
    </style:style>
    <style:style style:name="P5" style:family="paragraph" style:parent-style-name="Standard">
      <style:paragraph-properties fo:text-align="start" style:justify-single-word="false"/>
      <style:text-properties officeooo:rsid="0017db02" officeooo:paragraph-rsid="0017db02"/>
    </style:style>
    <style:style style:name="P6" style:family="paragraph" style:parent-style-name="Standard" style:list-style-name="L3">
      <style:paragraph-properties fo:text-align="start" style:justify-single-word="false"/>
      <style:text-properties officeooo:rsid="0017db02" officeooo:paragraph-rsid="0017db02"/>
    </style:style>
    <style:style style:name="P7" style:family="paragraph" style:parent-style-name="Standard" style:list-style-name="L4">
      <style:paragraph-properties fo:text-align="start" style:justify-single-word="false"/>
      <style:text-properties officeooo:rsid="0017db02" officeooo:paragraph-rsid="0017db02"/>
    </style:style>
    <style:style style:name="T1" style:family="text">
      <style:text-properties officeooo:rsid="00162594"/>
    </style:style>
    <style:style style:name="T2" style:family="text">
      <style:text-properties officeooo:rsid="00168470"/>
    </style:style>
    <style:style style:name="T3" style:family="text">
      <style:text-properties officeooo:rsid="0017db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n </text:span><text:span text:style-name="T2">my ‘Culinary’ page</text:span></text:p>
      <text:p text:style-name="P1"/>
      <text:p text:style-name="P3">Goals:</text:p>
      <text:p text:style-name="P3">- Track your progress</text:p>
      <text:p text:style-name="P3"><text:tab/><text:span text:style-name="T3">+ For yourself. </text:span></text:p>
      <text:p text:style-name="P3">- Document your progress and efforts <text:span text:style-name="T3">so that others may see the effort you’re putting into it.</text:span></text:p>
      <text:p text:style-name="P3"><text:tab/>+ <text:span text:style-name="T3">Track the books you’ve read:</text:span></text:p>
      <text:list xml:id="list3517979568" text:style-name="L1">
        <text:list-item>
          <text:p text:style-name="P4">What are the key takeaways?</text:p>
        </text:list-item>
        <text:list-item>
          <text:p text:style-name="P4">Write down the things that stood out the most about them to you (passages, insights, creative ideas, etc.)</text:p>
        </text:list-item>
      </text:list>
      <text:p text:style-name="P5"><text:tab/>+ Track the meals you’ve cooked</text:p>
      <text:list xml:id="list1584425888" text:style-name="L3">
        <text:list-item>
          <text:p text:style-name="P6">What was the hardest part?</text:p>
        </text:list-item>
        <text:list-item>
          <text:p text:style-name="P6">What was the easiest part?</text:p>
        </text:list-item>
        <text:list-item>
          <text:p text:style-name="P6">What was new? What did you learn?</text:p>
        </text:list-item>
        <text:list-item>
          <text:p text:style-name="P6">What can you improve?</text:p>
        </text:list-item>
      </text:list>
      <text:p text:style-name="P5"><text:tab/>+ Track the cuts you’ve practiced today</text:p>
      <text:list xml:id="list168899439" text:style-name="L4">
        <text:list-item>
          <text:p text:style-name="P7">What can you improve? How can you improve?</text:p>
        </text:list-item>
      </text:list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4T16:51:00.613818047</meta:creation-date>
    <dc:date>2023-07-19T15:19:08.032233036</dc:date>
    <meta:editing-duration>PT1S</meta:editing-duration>
    <meta:editing-cycles>1</meta:editing-cycles>
    <meta:document-statistic meta:table-count="0" meta:image-count="0" meta:object-count="0" meta:page-count="1" meta:paragraph-count="15" meta:word-count="107" meta:character-count="550" meta:non-whitespace-character-count="460"/>
    <meta:generator>LibreOffice/6.4.7.2$Linux_X86_64 LibreOffice_project/40$Build-2</meta:generator>
  </office:meta>
</office:document-meta>
</file>